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4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8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10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 or JEFF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Other</text:p>
            <text:p/>
            <text:p>(MATT)</text:p>
          </table:table-cell>
          <table:table-cell table:style-name="ce3" office:value-type="string">
            <text:p>Finished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8" office:value-type="string">
            <text:p>Make sure game runs perfectly on demo computers.</text:p>
          </table:table-cell>
          <table:table-cell table:style-name="ce8" office:value-type="string">
            <text:p>Implement locked cards to replace the extra 4 cards bug. (\CardMatchingGame\Assets\Resources\UI\Menu\LockedIcon.tga)</text:p>
          </table:table-cell>
          <table:table-cell table:style-name="ce8" office:value-type="string">
            <text:p>Add main settings menu GUI. </text:p>
          </table:table-cell>
          <table:table-cell table:style-name="ce8" office:value-type="string">
            <text:p>Create scale charts for each antelope.</text:p>
          </table:table-cell>
          <table:table-cell table:style-name="ce13" office:value-type="string">
            <text:p>Allow for Easy Normal and Hard pictures to represent each level instead of photos on level select.</text:p>
          </table:table-cell>
          <table:table-cell table:style-name="Default"/>
          <table:table-cell table:style-name="ce17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Add RBI logo to start of app after it says made by unity.</text:p>
          </table:table-cell>
          <table:table-cell table:style-name="ce8" office:value-type="string">
            <text:p>Implement button to cycle between facts / distribution / scales. </text:p>
          </table:table-cell>
          <table:table-cell table:style-name="ce8" office:value-type="string">
            <text:p>Add credits page in main settings menu</text:p>
          </table:table-cell>
          <table:table-cell table:style-name="ce8" office:value-type="string">
            <text:p>Assign texture paths for facts and scales. </text:p>
          </table:table-cell>
          <table:table-cell table:style-name="ce13" office:value-type="string">
            <text:p>Fix antelope mislabled (may be related to duplicating).</text:p>
          </table:table-cell>
          <table:table-cell table:style-name="Default"/>
          <table:table-cell table:style-name="ce18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Add "Info Scale Texture" and "Info Distribution Texture" to card defs for antelopes.</text:p>
          </table:table-cell>
          <table:table-cell table:style-name="ce8" office:value-type="string">
            <text:p>Lioness stays after turning over bug</text:p>
          </table:table-cell>
          <table:table-cell table:style-name="Default"/>
          <table:table-cell table:style-name="ce13" office:value-type="string">
            <text:p>Fix all cards dissapear after clicking to left and right fast. <text:s/>Also sometimes they hang in half rotation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Implement remaining game sounds. (\CardMatchingGame\DesignDocuments\SoundIntegrationList.pdf)</text:p>
            <text:p><text:span text:style-name="T1"/></text:p>
          </table:table-cell>
          <table:table-cell table:style-name="ce8" office:value-type="string">
            <text:p>Lioness match wins game instead of losing</text:p>
          </table:table-cell>
          <table:table-cell table:style-name="Default"/>
          <table:table-cell table:style-name="ce13" office:value-type="string">
            <text:p>Replace health counter UI with images provided.</text:p>
            <text:p/>
            <text:p><text:span text:style-name="T1"/>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4"/>
          <table:table-cell table:style-name="ce9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ce9" office:value-type="string">
            <text:p>Add quit for pc build to main settings menu</text:p>
          </table:table-cell>
          <table:table-cell table:style-name="Default"/>
          <table:table-cell table:style-name="ce13" office:value-type="string">
            <text:p>Fix order of antelopes appearing to be alphabetical.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/>
          <table:table-cell table:style-name="ce4"/>
          <table:table-cell table:style-name="Default"/>
          <table:table-cell table:style-name="ce9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13" office:value-type="string">
            <text:p>Set antelopes to switch (for when the player clicks to right or left page)after card is half done rotating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2"/>
          <table:table-cell table:style-name="ce4"/>
          <table:table-cell table:style-name="Default"/>
          <table:table-cell table:style-name="ce13" office:value-type="string">
            <text:p>Set up an "antelope" sound for missing antelope names.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3" office:value-type="string">
            <text:p>Add a new difficulty mode, "Baby"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13" office:value-type="string">
            <text:p>Allow the player to click anywhere on the screen(except for the back button) to see the antelope reer up and hear Davi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04">
            <text:p>08/04/18</text:p>
          </table:table-cell>
          <table:table-cell table:style-name="ce11" table:number-columns-repeated="4"/>
          <table:table-cell table:style-name="ce14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5" office:value-type="string">
            <text:p>Have the "Level script" for lioness be absolute probability rather than based on conservation statu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5" office:value-type="string">
            <text:p>Fix alignment of info menu last column of cards(It has more empty space than the other columns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5" office:value-type="string">
            <text:p>Fix back button from playing sound instead of going to previous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5" office:value-type="string">
            <text:p>Disable antelope name getting spoken again when going to new antelop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5" office:value-type="string">
            <text:p>Add main settings menu with audio options: voices, music, sfx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5" office:value-type="string">
            <text:p>Add another card def list just for lioness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4"/>
          <table:table-cell table:style-name="ce16" office:value-type="string">
            <text:p>Prevent long name from being clipped, like slender horned gazell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18">
            <text:p>08/18/18</text:p>
          </table:table-cell>
          <table:table-cell table:style-name="ce11" table:number-columns-repeated="4"/>
          <table:table-cell table:style-name="ce14" office:value-type="string">
            <text:p>P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 table:style-name="ce15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 table:style-name="ce15" office:value-type="string">
            <text:p>Card Def <text:s/>"Never Skip" bug. <text:s/>If lioness is lower in the list, the first antelopes in the list are always still picked instea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4"/>
          <table:table-cell table:style-name="ce16" office:value-type="string">
            <text:p>Matching Lioness(Clicking on 2 lioness) causes the player to imediately lose the match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27">
            <text:p>08/27/18</text:p>
          </table:table-cell>
          <table:table-cell table:style-name="ce11" table:number-columns-repeated="4"/>
          <table:table-cell table:style-name="ce14" office:value-type="string">
            <text:p>Replace the layout of the current info page to be like the "InfoPage_DayB.jpg" concept (\CardMatchingGame\DesignDocuments\Concepts\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/>
          <table:table-cell/>
          <table:table-cell table:style-name="ce15" office:value-type="string">
            <text:p>Instead of male and female cards, just have one to select on the main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/>
          <table:table-cell/>
          <table:table-cell table:style-name="ce15" office:value-type="string">
            <text:p>Slow down the antelope mismatch wait tim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4"/>
          <table:table-cell table:style-name="ce16"/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9-04">
            <text:p>09/04/18</text:p>
          </table:table-cell>
          <table:table-cell table:style-name="ce11" table:number-columns-repeated="4"/>
          <table:table-cell table:style-name="ce14" office:value-type="string">
            <text:p>Disable player control until info page is Completely ready(after antelope is in the screen center and map shown). <text:s/>Many different bugs seem to happen if pressing back before this transi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5" office:value-type="string">
            <text:p>Prevent antelope appears on the screen for a second, then dissapears <text:s/>before walking into the center. Only happens the first time when clicking on any antelope of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5" office:value-type="string">
            <text:p>Replace gender icon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5" office:value-type="string">
            <text:p>Create all placeholder distribution map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5" office:value-type="string">
            <text:p>Create all fact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/>
          <table:table-cell table:style-name="Default"/>
          <table:table-cell table:number-columns-repeated="2"/>
          <table:table-cell table:style-name="ce15" office:value-type="string">
            <text:p>Adjust info sheet to look bett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5" office:value-type="string">
            <text:p>info button font design to be a blend of Will's 2 images.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table:number-columns-repeated="4"/>
          <table:table-cell table:style-name="ce16" office:value-type="string">
            <text:p>Create lock art for cards.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9/04/2018</text:date>, <text:time>18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57M33S</meta:editing-duration>
    <meta:editing-cycles>68</meta:editing-cycles>
    <meta:generator>OpenOffice/4.1.3$Win32 OpenOffice.org_project/413m1$Build-9783</meta:generator>
    <dc:date>2018-09-04T18:43:05.11</dc:date>
    <dc:creator>Matt Hunter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